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handas" svg:font-family="Chandas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3" style:parent-style-name="Standard" style:family="paragraph">
      <style:paragraph-properties fo:line-height="0.1965in"/>
    </style:style>
    <style:style style:name="T4" style:parent-style-name="DefaultParagraphFont" style:family="text">
      <style:text-properties style:font-name="Chandas" fo:font-size="11pt" style:font-size-asian="11pt" style:font-size-complex="11pt"/>
    </style:style>
    <style:style style:name="T5" style:parent-style-name="DefaultParagraphFont" style:family="text">
      <style:text-properties style:font-name="Chandas" fo:font-weight="bold" style:font-weight-asian="bold" style:font-weight-complex="bold" fo:font-size="11pt" style:font-size-asian="11pt" style:font-size-complex="11pt"/>
    </style:style>
    <style:style style:name="P6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7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8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9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0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1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2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3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4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5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6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17" style:parent-style-name="Standard" style:family="paragraph">
      <style:paragraph-properties fo:line-height="0.1965in"/>
    </style:style>
    <style:style style:name="T18" style:parent-style-name="DefaultParagraphFont" style:family="text">
      <style:text-properties style:font-name="Chandas" fo:font-size="11pt" style:font-size-asian="11pt" style:font-size-complex="11pt"/>
    </style:style>
    <style:style style:name="T19" style:parent-style-name="DefaultParagraphFont" style:family="text">
      <style:text-properties style:font-name="Chandas" fo:font-weight="bold" style:font-weight-asian="bold" style:font-weight-complex="bold" fo:font-size="11pt" style:font-size-asian="11pt" style:font-size-complex="11pt"/>
    </style:style>
    <style:style style:name="P20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21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22" style:parent-style-name="Standard" style:family="paragraph">
      <style:paragraph-properties fo:line-height="0.1965in"/>
    </style:style>
    <style:style style:name="T23" style:parent-style-name="DefaultParagraphFont" style:family="text">
      <style:text-properties style:font-name="Chandas" fo:font-size="11pt" style:font-size-asian="11pt" style:font-size-complex="11pt"/>
    </style:style>
    <style:style style:name="T24" style:parent-style-name="DefaultParagraphFont" style:family="text">
      <style:text-properties style:font-name="Chandas" fo:font-weight="bold" style:font-weight-asian="bold" style:font-weight-complex="bold" fo:font-size="11pt" style:font-size-asian="11pt" style:font-size-complex="11pt"/>
    </style:style>
    <style:style style:name="P25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26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27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28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29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30" style:parent-style-name="Standard" style:family="paragraph">
      <style:paragraph-properties fo:line-height="0.1965in"/>
      <style:text-properties style:font-name="Chandas" fo:font-size="11pt" style:font-size-asian="11pt" style:font-size-complex="11pt"/>
    </style:style>
    <style:style style:name="P31" style:parent-style-name="Standard" style:family="paragraph">
      <style:paragraph-properties fo:line-height="0.1965in"/>
      <style:text-properties style:font-name="Chandas"/>
    </style:style>
    <style:style style:name="P32" style:parent-style-name="Standard" style:family="paragraph">
      <style:paragraph-properties fo:line-height="0.1965in"/>
      <style:text-properties style:font-name="Chandas"/>
    </style:style>
    <style:style style:name="P33" style:parent-style-name="Standard" style:family="paragraph">
      <style:paragraph-properties fo:line-height="0.1965in"/>
      <style:text-properties style:font-name="Chandas"/>
    </style:style>
    <style:style style:name="P34" style:parent-style-name="Standard" style:family="paragraph">
      <style:paragraph-properties fo:line-height="0.1965in"/>
      <style:text-properties style:font-name="Chandas"/>
    </style:style>
    <style:style style:name="P35" style:parent-style-name="Standard" style:family="paragraph">
      <style:paragraph-properties fo:line-height="0.1965in"/>
      <style:text-properties style:font-name="Chandas"/>
    </style:style>
    <style:style style:name="P36" style:parent-style-name="Standard" style:family="paragraph">
      <style:paragraph-properties fo:line-height="0.1965in"/>
      <style:text-properties style:font-name="Chandas"/>
    </style:style>
    <style:style style:name="P37" style:parent-style-name="Standard" style:family="paragraph">
      <style:paragraph-properties fo:line-height="0.1965in"/>
      <style:text-properties style:font-name="Chandas"/>
    </style:style>
    <style:style style:name="P38" style:parent-style-name="Standard" style:family="paragraph">
      <style:paragraph-properties fo:line-height="0.1965in"/>
      <style:text-properties style:font-name="Chandas"/>
    </style:style>
    <style:style style:name="P39" style:parent-style-name="Standard" style:family="paragraph">
      <style:paragraph-properties fo:line-height="0.1965in"/>
      <style:text-properties style:font-name="Chandas"/>
    </style:style>
    <style:style style:name="P40" style:parent-style-name="Standard" style:family="paragraph">
      <style:paragraph-properties fo:line-height="0.1965in"/>
      <style:text-properties style:font-name="Chandas"/>
    </style:style>
    <style:style style:name="P41" style:parent-style-name="Standard" style:family="paragraph">
      <style:paragraph-properties fo:line-height="0.1965in"/>
      <style:text-properties style:font-name="Chandas"/>
    </style:style>
    <style:style style:name="P42" style:parent-style-name="Standard" style:family="paragraph">
      <style:paragraph-properties fo:line-height="0.1965in"/>
      <style:text-properties style:font-name="Chandas"/>
    </style:style>
    <style:style style:name="P43" style:parent-style-name="Standard" style:family="paragraph">
      <style:paragraph-properties fo:line-height="0.1965in"/>
      <style:text-properties style:font-name="Chandas"/>
    </style:style>
    <style:style style:name="P44" style:parent-style-name="Standard" style:family="paragraph">
      <style:paragraph-properties fo:line-height="0.1965in"/>
      <style:text-properties style:font-name="Chandas"/>
    </style:style>
    <style:style style:name="P45" style:parent-style-name="Standard" style:family="paragraph">
      <style:paragraph-properties fo:line-height="0.1965in"/>
    </style:style>
    <style:style style:name="T46" style:parent-style-name="DefaultParagraphFont" style:family="text">
      <style:text-properties style:font-name="Chandas" fo:font-size="10pt" style:font-size-asian="10pt" style:font-size-complex="10pt"/>
    </style:style>
    <style:style style:name="T47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48" style:parent-style-name="DefaultParagraphFont" style:family="text">
      <style:text-properties style:font-name="Chandas" style:text-position="super 65%" fo:font-size="10pt" style:font-size-asian="10pt" style:font-size-complex="10pt"/>
    </style:style>
    <style:style style:name="T49" style:parent-style-name="DefaultParagraphFont" style:family="text">
      <style:text-properties style:font-name="Chandas" fo:font-size="10pt" style:font-size-asian="10pt" style:font-size-complex="10pt"/>
    </style:style>
    <style:style style:name="T50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51" style:parent-style-name="DefaultParagraphFont" style:family="text">
      <style:text-properties style:font-name="Chandas" style:text-position="super 65%" fo:font-size="10pt" style:font-size-asian="10pt" style:font-size-complex="10pt"/>
    </style:style>
    <style:style style:name="T52" style:parent-style-name="DefaultParagraphFont" style:family="text">
      <style:text-properties style:font-name="Chandas" fo:font-size="10pt" style:font-size-asian="10pt" style:font-size-complex="10pt"/>
    </style:style>
    <style:style style:name="T53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54" style:parent-style-name="DefaultParagraphFont" style:family="text">
      <style:text-properties style:font-name="Chandas" style:text-position="super 65%" fo:font-size="10pt" style:font-size-asian="10pt" style:font-size-complex="10pt"/>
    </style:style>
    <style:style style:name="T55" style:parent-style-name="DefaultParagraphFont" style:family="text">
      <style:text-properties style:font-name="Chandas" fo:font-size="10pt" style:font-size-asian="10pt" style:font-size-complex="10pt"/>
    </style:style>
    <style:style style:name="T56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57" style:parent-style-name="DefaultParagraphFont" style:family="text">
      <style:text-properties style:font-name="Chandas" style:text-position="super 65%" fo:font-size="10pt" style:font-size-asian="10pt" style:font-size-complex="10pt"/>
    </style:style>
    <style:style style:name="T58" style:parent-style-name="DefaultParagraphFont" style:family="text">
      <style:text-properties style:font-name="Chandas" fo:font-size="10pt" style:font-size-asian="10pt" style:font-size-complex="10pt"/>
    </style:style>
    <style:style style:name="T59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60" style:parent-style-name="DefaultParagraphFont" style:family="text">
      <style:text-properties style:font-name="Chandas" style:text-position="super 65%" fo:font-size="10pt" style:font-size-asian="10pt" style:font-size-complex="10pt"/>
    </style:style>
    <style:style style:name="T61" style:parent-style-name="DefaultParagraphFont" style:family="text">
      <style:text-properties style:font-name="Chandas" fo:font-size="10pt" style:font-size-asian="10pt" style:font-size-complex="10pt"/>
    </style:style>
    <style:style style:name="T62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63" style:parent-style-name="DefaultParagraphFont" style:family="text">
      <style:text-properties style:font-name="Chandas" style:text-position="super 65%" fo:font-size="10pt" style:font-size-asian="10pt" style:font-size-complex="10pt"/>
    </style:style>
    <style:style style:name="T64" style:parent-style-name="DefaultParagraphFont" style:family="text">
      <style:text-properties style:font-name="Chandas" fo:font-size="10pt" style:font-size-asian="10pt" style:font-size-complex="10pt"/>
    </style:style>
    <style:style style:name="P65" style:parent-style-name="Standard" style:family="paragraph">
      <style:paragraph-properties fo:line-height="0.1965in"/>
    </style:style>
    <style:style style:name="T66" style:parent-style-name="DefaultParagraphFont" style:family="text">
      <style:text-properties style:font-name="Chandas" fo:font-size="10pt" style:font-size-asian="10pt" style:font-size-complex="10pt"/>
    </style:style>
    <style:style style:name="T67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68" style:parent-style-name="DefaultParagraphFont" style:family="text">
      <style:text-properties style:font-name="Chandas" fo:font-size="10pt" style:font-size-asian="10pt" style:font-size-complex="10pt"/>
    </style:style>
    <style:style style:name="T69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70" style:parent-style-name="DefaultParagraphFont" style:family="text">
      <style:text-properties style:font-name="Chandas" fo:font-size="10pt" style:font-size-asian="10pt" style:font-size-complex="10pt"/>
    </style:style>
    <style:style style:name="T71" style:parent-style-name="DefaultParagraphFont" style:family="text">
      <style:text-properties style:font-name="Chandas" fo:font-size="10pt" style:font-size-asian="10pt" style:font-size-complex="10pt"/>
    </style:style>
    <style:style style:name="P72" style:parent-style-name="Standard" style:family="paragraph">
      <style:paragraph-properties fo:line-height="0.1965in"/>
    </style:style>
    <style:style style:name="T73" style:parent-style-name="DefaultParagraphFont" style:family="text">
      <style:text-properties style:font-name="Chandas" fo:font-size="10pt" style:font-size-asian="10pt" style:font-size-complex="10pt"/>
    </style:style>
    <style:style style:name="T74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75" style:parent-style-name="DefaultParagraphFont" style:family="text">
      <style:text-properties style:font-name="Chandas" fo:font-size="10pt" style:font-size-asian="10pt" style:font-size-complex="10pt"/>
    </style:style>
    <style:style style:name="T76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77" style:parent-style-name="DefaultParagraphFont" style:family="text">
      <style:text-properties style:font-name="Chandas" fo:font-size="10pt" style:font-size-asian="10pt" style:font-size-complex="10pt"/>
    </style:style>
    <style:style style:name="T78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79" style:parent-style-name="DefaultParagraphFont" style:family="text">
      <style:text-properties style:font-name="Chandas" fo:font-size="10pt" style:font-size-asian="10pt" style:font-size-complex="10pt"/>
    </style:style>
    <style:style style:name="T80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81" style:parent-style-name="DefaultParagraphFont" style:family="text">
      <style:text-properties style:font-name="Chandas" fo:font-size="10pt" style:font-size-asian="10pt" style:font-size-complex="10pt"/>
    </style:style>
    <style:style style:name="T82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83" style:parent-style-name="DefaultParagraphFont" style:family="text">
      <style:text-properties style:font-name="Chandas" fo:font-size="10pt" style:font-size-asian="10pt" style:font-size-complex="10pt"/>
    </style:style>
    <style:style style:name="T84" style:parent-style-name="DefaultParagraphFont" style:family="text">
      <style:text-properties style:font-name="Chandas" style:text-position="sub 65%" fo:font-size="10pt" style:font-size-asian="10pt" style:font-size-complex="10pt"/>
    </style:style>
    <style:style style:name="T85" style:parent-style-name="DefaultParagraphFont" style:family="text">
      <style:text-properties style:font-name="Chandas" fo:font-size="10pt" style:font-size-asian="10pt" style:font-size-complex="10pt"/>
    </style:style>
    <style:style style:name="P86" style:parent-style-name="Standard" style:family="paragraph">
      <style:paragraph-properties fo:line-height="0.1965in"/>
      <style:text-properties style:font-name="Chandas"/>
    </style:style>
    <style:style style:name="P87" style:parent-style-name="Standard" style:family="paragraph">
      <style:paragraph-properties fo:line-height="0.1965in"/>
    </style:style>
    <style:style style:name="T88" style:parent-style-name="DefaultParagraphFont" style:family="text">
      <style:text-properties style:font-name="Chandas"/>
    </style:style>
    <style:style style:name="T89" style:parent-style-name="DefaultParagraphFont" style:family="text">
      <style:text-properties style:font-name="Chandas" fo:font-weight="bold" style:font-weight-asian="bold" style:font-weight-complex="bold"/>
    </style:style>
    <style:style style:name="P90" style:parent-style-name="Standard" style:family="paragraph">
      <style:paragraph-properties fo:line-height="0.1965in"/>
      <style:text-properties style:font-name="Chandas"/>
    </style:style>
    <style:style style:name="P91" style:parent-style-name="Standard" style:family="paragraph">
      <style:paragraph-properties fo:line-height="0.1965in"/>
    </style:style>
    <style:style style:name="T92" style:parent-style-name="DefaultParagraphFont" style:family="text">
      <style:text-properties style:font-name="Chandas"/>
    </style:style>
    <style:style style:name="T93" style:parent-style-name="DefaultParagraphFont" style:family="text">
      <style:text-properties style:font-name="Chandas"/>
    </style:style>
    <style:style style:name="T94" style:parent-style-name="DefaultParagraphFont" style:family="text">
      <style:text-properties style:font-name="Chandas" style:text-position="sub 66.6%"/>
    </style:style>
    <style:style style:name="T95" style:parent-style-name="DefaultParagraphFont" style:family="text">
      <style:text-properties style:font-name="Chandas"/>
    </style:style>
    <style:style style:name="T96" style:parent-style-name="DefaultParagraphFont" style:family="text">
      <style:text-properties style:font-name="Chandas" style:text-position="sub 66.6%"/>
    </style:style>
    <style:style style:name="T97" style:parent-style-name="DefaultParagraphFont" style:family="text">
      <style:text-properties style:font-name="Chandas"/>
    </style:style>
    <style:style style:name="T98" style:parent-style-name="DefaultParagraphFont" style:family="text">
      <style:text-properties style:font-name="Chandas" style:text-position="sub 66.6%"/>
    </style:style>
    <style:style style:name="T99" style:parent-style-name="DefaultParagraphFont" style:family="text">
      <style:text-properties style:font-name="Chandas"/>
    </style:style>
    <style:style style:name="T100" style:parent-style-name="DefaultParagraphFont" style:family="text">
      <style:text-properties style:font-name="Chandas" style:text-position="sub 66.6%"/>
    </style:style>
    <style:style style:name="T101" style:parent-style-name="DefaultParagraphFont" style:family="text">
      <style:text-properties style:font-name="Chandas"/>
    </style:style>
    <style:style style:name="T102" style:parent-style-name="DefaultParagraphFont" style:family="text">
      <style:text-properties style:font-name="Chandas" style:text-position="sub 66.6%"/>
    </style:style>
    <style:style style:name="T103" style:parent-style-name="DefaultParagraphFont" style:family="text">
      <style:text-properties style:font-name="Chandas"/>
    </style:style>
    <style:style style:name="P104" style:parent-style-name="Standard" style:family="paragraph">
      <style:paragraph-properties fo:line-height="0.1965in"/>
      <style:text-properties style:font-name="Chandas"/>
    </style:style>
    <style:style style:name="P105" style:parent-style-name="Standard" style:family="paragraph">
      <style:paragraph-properties fo:line-height="0.1965in"/>
    </style:style>
    <style:style style:name="T106" style:parent-style-name="DefaultParagraphFont" style:family="text">
      <style:text-properties style:font-name="Chandas"/>
    </style:style>
    <style:style style:name="T107" style:parent-style-name="DefaultParagraphFont" style:family="text">
      <style:text-properties style:font-name="Chandas" fo:font-weight="bold" style:font-weight-asian="bold" style:font-weight-complex="bold"/>
    </style:style>
    <style:style style:name="P108" style:parent-style-name="Standard" style:family="paragraph">
      <style:paragraph-properties fo:line-height="0.1965in"/>
      <style:text-properties style:font-name="Chandas"/>
    </style:style>
    <style:style style:name="P109" style:parent-style-name="Standard" style:family="paragraph">
      <style:paragraph-properties fo:line-height="0.1965in"/>
      <style:text-properties style:font-name="Chandas"/>
    </style:style>
    <style:style style:name="P110" style:parent-style-name="Standard" style:family="paragraph">
      <style:paragraph-properties fo:line-height="0.1965in"/>
      <style:text-properties style:font-name="Chandas"/>
    </style:style>
    <style:style style:name="P111" style:parent-style-name="Standard" style:family="paragraph">
      <style:paragraph-properties fo:line-height="0.1965in"/>
      <style:text-properties style:font-name="Chandas"/>
    </style:style>
    <style:style style:name="P112" style:parent-style-name="Standard" style:family="paragraph">
      <style:paragraph-properties fo:line-height="0.1965in"/>
      <style:text-properties style:font-name="Chandas"/>
    </style:style>
    <style:style style:name="P113" style:parent-style-name="Standard" style:family="paragraph">
      <style:paragraph-properties fo:line-height="0.1965in"/>
      <style:text-properties style:font-name="Chandas"/>
    </style:style>
    <style:style style:name="P114" style:parent-style-name="Standard" style:family="paragraph">
      <style:paragraph-properties fo:line-height="0.1965in"/>
      <style:text-properties style:font-name="Chandas"/>
    </style:style>
    <style:style style:name="P115" style:parent-style-name="Standard" style:family="paragraph">
      <style:paragraph-properties fo:line-height="0.1965in"/>
      <style:text-properties style:font-name="Chandas"/>
    </style:style>
    <style:style style:name="P116" style:parent-style-name="Standard" style:family="paragraph">
      <style:paragraph-properties fo:line-height="0.1965in"/>
      <style:text-properties style:font-name="Chandas"/>
    </style:style>
    <style:style style:name="P117" style:parent-style-name="Standard" style:family="paragraph">
      <style:paragraph-properties fo:line-height="0.1965in"/>
      <style:text-properties style:font-name="Chandas"/>
    </style:style>
    <style:style style:name="P118" style:parent-style-name="Standard" style:family="paragraph">
      <style:paragraph-properties fo:line-height="0.1965in"/>
      <style:text-properties style:font-name="Chandas"/>
    </style:style>
    <style:style style:name="P119" style:parent-style-name="Standard" style:family="paragraph">
      <style:paragraph-properties fo:line-height="0.1965in"/>
      <style:text-properties style:font-name="Chandas"/>
    </style:style>
    <style:style style:name="P120" style:parent-style-name="Standard" style:family="paragraph">
      <style:paragraph-properties fo:line-height="0.1965in"/>
      <style:text-properties style:font-name="Chandas"/>
    </style:style>
    <style:style style:name="P121" style:parent-style-name="Standard" style:family="paragraph">
      <style:paragraph-properties fo:line-height="0.1965in"/>
      <style:text-properties style:font-name="Chandas"/>
    </style:style>
    <style:style style:name="P122" style:parent-style-name="Standard" style:family="paragraph">
      <style:paragraph-properties fo:text-indent="0.2958in"/>
    </style:style>
    <style:style style:name="P123" style:parent-style-name="Standard" style:family="paragraph">
      <style:paragraph-properties fo:text-indent="0.2958in"/>
    </style:style>
    <style:style style:name="P124" style:parent-style-name="Standard" style:family="paragraph">
      <style:paragraph-properties fo:text-indent="0.2958in"/>
    </style:style>
    <style:style style:name="P125" style:parent-style-name="Standard" style:family="paragraph">
      <style:paragraph-properties fo:text-indent="0.2958in"/>
    </style:style>
    <style:style style:name="P126" style:parent-style-name="Standard" style:family="paragraph">
      <style:paragraph-properties fo:text-indent="0.2958in"/>
    </style:style>
    <style:style style:name="P127" style:parent-style-name="Standard" style:family="paragraph">
      <style:paragraph-properties fo:text-indent="0.2958in"/>
    </style:style>
    <style:style style:name="P128" style:parent-style-name="Standard" style:family="paragraph">
      <style:paragraph-properties fo:text-indent="0.2958in"/>
    </style:style>
    <style:style style:name="P129" style:parent-style-name="Normal" style:family="paragraph">
      <style:paragraph-properties fo:text-indent="0.2958in"/>
    </style:style>
    <style:style style:name="P130" style:parent-style-name="Standard" style:family="paragraph">
      <style:paragraph-properties fo:text-indent="0.2958in"/>
    </style:style>
    <style:style style:name="P131" style:parent-style-name="Normal" style:family="paragraph">
      <style:paragraph-properties fo:text-indent="0.4923in"/>
    </style:style>
    <style:style style:name="P132" style:parent-style-name="Normal" style:family="paragraph">
      <style:paragraph-properties fo:text-indent="0.4923in"/>
    </style:style>
    <style:style style:name="P133" style:parent-style-name="Normal" style:family="paragraph">
      <style:paragraph-properties fo:text-indent="0.4923in"/>
    </style:style>
    <style:style style:name="P134" style:parent-style-name="Normal" style:family="paragraph">
      <style:paragraph-properties fo:text-indent="0.4923in"/>
    </style:style>
    <style:style style:name="P135" style:parent-style-name="Normal" style:family="paragraph">
      <style:paragraph-properties fo:text-indent="0.4923in"/>
    </style:style>
    <style:style style:name="P136" style:parent-style-name="Normal" style:family="paragraph">
      <style:paragraph-properties fo:margin-left="0.2958in">
        <style:tab-stops/>
      </style:paragraph-properties>
    </style:style>
    <style:style style:name="P137" style:parent-style-name="Normal" style:family="paragraph">
      <style:paragraph-properties fo:margin-left="0.2958in">
        <style:tab-stops/>
      </style:paragraph-properties>
    </style:style>
    <style:style style:name="P138" style:parent-style-name="Normal" style:family="paragraph">
      <style:paragraph-properties fo:margin-left="0.2958in">
        <style:tab-stops/>
      </style:paragraph-properties>
    </style:style>
    <style:style style:name="P139" style:parent-style-name="Normal" style:family="paragraph">
      <style:paragraph-properties fo:margin-left="0.2958in">
        <style:tab-stops/>
      </style:paragraph-properties>
    </style:style>
    <style:style style:name="P140" style:parent-style-name="Normal" style:family="paragraph">
      <style:paragraph-properties fo:margin-left="0.2958in">
        <style:tab-stops/>
      </style:paragraph-properties>
    </style:style>
    <style:style style:name="P141" style:parent-style-name="Normal" style:family="paragraph">
      <style:paragraph-properties fo:margin-left="0.2958in">
        <style:tab-stops/>
      </style:paragraph-properties>
    </style:style>
    <style:style style:name="T142" style:parent-style-name="DefaultParagraphFont" style:family="text">
      <style:text-properties style:text-position="sub 66.6%"/>
    </style:style>
    <style:style style:name="P143" style:parent-style-name="Normal" style:family="paragraph">
      <style:paragraph-properties fo:margin-left="0.2958in">
        <style:tab-stops/>
      </style:paragraph-properties>
    </style:style>
    <style:style style:name="T144" style:parent-style-name="DefaultParagraphFont" style:family="text">
      <style:text-properties style:text-position="sub 66.6%"/>
    </style:style>
    <style:style style:name="P145" style:parent-style-name="Normal" style:family="paragraph">
      <style:paragraph-properties fo:margin-left="0.2958in">
        <style:tab-stops/>
      </style:paragraph-properties>
    </style:style>
    <style:style style:name="P146" style:parent-style-name="Normal" style:family="paragraph">
      <style:paragraph-properties fo:margin-left="0.2958in">
        <style:tab-stops/>
      </style:paragraph-properties>
    </style:style>
    <style:style style:name="P147" style:parent-style-name="Normal" style:family="paragraph">
      <style:paragraph-properties fo:margin-left="0.2958in" fo:text-indent="0.4923in">
        <style:tab-stops/>
      </style:paragraph-properties>
    </style:style>
    <style:style style:name="P148" style:parent-style-name="Normal" style:family="paragraph">
      <style:paragraph-properties fo:margin-left="0.2958in">
        <style:tab-stops/>
      </style:paragraph-properties>
    </style:style>
    <style:style style:name="P149" style:parent-style-name="Normal" style:family="paragraph">
      <style:paragraph-properties fo:margin-left="0.2958in">
        <style:tab-stops/>
      </style:paragraph-properties>
    </style:style>
    <style:style style:name="P150" style:parent-style-name="Normal" style:family="paragraph">
      <style:paragraph-properties fo:margin-left="0.2958in">
        <style:tab-stops/>
      </style:paragraph-properties>
    </style:style>
    <style:style style:name="P151" style:parent-style-name="Normal" style:family="paragraph">
      <style:paragraph-properties fo:margin-left="0.2958in" fo:text-indent="0.4923in">
        <style:tab-stops/>
      </style:paragraph-properties>
    </style:style>
    <style:style style:name="P152" style:parent-style-name="Normal" style:family="paragraph">
      <style:paragraph-properties fo:margin-left="0.2958in" fo:text-indent="0.4923in">
        <style:tab-stops/>
      </style:paragraph-properties>
    </style:style>
    <style:style style:name="P153" style:parent-style-name="Normal" style:family="paragraph">
      <style:paragraph-properties fo:margin-left="0.2958in">
        <style:tab-stops/>
      </style:paragraph-properties>
    </style:style>
    <style:style style:name="P154" style:parent-style-name="Normal" style:family="paragraph">
      <style:paragraph-properties fo:margin-left="0.2958in" fo:text-indent="0.4923in">
        <style:tab-stops/>
      </style:paragraph-properties>
    </style:style>
    <style:style style:name="P155" style:parent-style-name="Normal" style:family="paragraph">
      <style:paragraph-properties fo:margin-left="0.2958in" fo:text-indent="0.4923in">
        <style:tab-stops/>
      </style:paragraph-properties>
    </style:style>
    <style:style style:name="P156" style:parent-style-name="Normal" style:family="paragraph">
      <style:paragraph-properties fo:margin-left="0.2958in" fo:text-indent="0.4923in">
        <style:tab-stops/>
      </style:paragraph-properties>
    </style:style>
    <style:style style:name="P157" style:parent-style-name="Normal" style:family="paragraph">
      <style:paragraph-properties fo:margin-left="0.2958in" fo:text-indent="0.4923in">
        <style:tab-stops/>
      </style:paragraph-properties>
    </style:style>
    <style:style style:name="P158" style:parent-style-name="Normal" style:family="paragraph">
      <style:paragraph-properties fo:margin-left="0.2958in">
        <style:tab-stops/>
      </style:paragraph-properties>
    </style:style>
    <style:style style:name="P159" style:parent-style-name="Normal" style:family="paragraph">
      <style:paragraph-properties fo:margin-left="0.2958in">
        <style:tab-stops/>
      </style:paragraph-properties>
    </style:style>
    <style:style style:name="P160" style:parent-style-name="Normal" style:family="paragraph">
      <style:paragraph-properties fo:margin-left="0.2958in" fo:text-indent="0.4923in">
        <style:tab-stops/>
      </style:paragraph-properties>
    </style:style>
    <style:style style:name="P161" style:parent-style-name="Normal" style:family="paragraph">
      <style:paragraph-properties fo:margin-left="0.2958in" fo:text-indent="0.4923in">
        <style:tab-stops/>
      </style:paragraph-properties>
    </style:style>
    <style:style style:name="P162" style:parent-style-name="Normal" style:family="paragraph">
      <style:paragraph-properties fo:margin-left="0.2958in" fo:text-indent="0.4923in">
        <style:tab-stops/>
      </style:paragraph-properties>
    </style:style>
    <style:style style:name="P163" style:parent-style-name="Normal" style:family="paragraph">
      <style:paragraph-properties fo:margin-left="0.2958in" fo:text-indent="0.4923in">
        <style:tab-stops/>
      </style:paragraph-properties>
    </style:style>
    <style:style style:name="P164" style:parent-style-name="Normal" style:family="paragraph">
      <style:paragraph-properties fo:margin-left="0.2958in" fo:text-indent="0.4923in">
        <style:tab-stops/>
      </style:paragraph-properties>
    </style:style>
    <style:style style:name="P165" style:parent-style-name="Normal" style:family="paragraph">
      <style:paragraph-properties fo:margin-left="0.2958in">
        <style:tab-stops/>
      </style:paragraph-properties>
    </style:style>
    <style:style style:name="P166" style:parent-style-name="Normal" style:family="paragraph">
      <style:paragraph-properties fo:margin-left="0.2958in">
        <style:tab-stops/>
      </style:paragraph-properties>
    </style:style>
    <style:style style:name="P167" style:parent-style-name="Normal" style:family="paragraph">
      <style:paragraph-properties fo:margin-left="0.2958in">
        <style:tab-stops/>
      </style:paragraph-properties>
    </style:style>
  </office:automatic-styles>
  <office:body>
    <office:text text:use-soft-page-breaks="true">
      <text:p text:style-name="P1">Class description</text:p>
      <text:p text:style-name="Standard"/>
      <text:h text:style-name="Heading1" text:outline-level="1">Elements_class():</text:h>
      <text:p text:style-name="Standard"/>
      <text:h text:style-name="Heading2" text:outline-level="2">molar_weight(self, element):</text:h>
      <text:p text:style-name="P2"><text:s/><text:s text:c="7"/>'''</text:p>
      <text:p text:style-name="P3"><text:span text:style-name="T4"><text:s text:c="8"/></text:span><text:span text:style-name="T5">Input (self, element)</text:span></text:p>
      <text:p text:style-name="P6"><text:s text:c="8"/>A dictionary containing molar weights of most elements, and additional</text:p>
      <text:p text:style-name="P7"><text:s text:c="8"/>made up elements to make it possible to use in<text:s/>fuel analysis. These</text:p>
      <text:p text:style-name="P8"><text:s text:c="8"/>are ash, VM and FC, and each has been given the molecular weight of</text:p>
      <text:p text:style-name="P9"><text:s text:c="8"/>0.0. H2O is also present.</text:p>
      <text:p text:style-name="P10"><text:s text:c="8"/></text:p>
      <text:p text:style-name="P11"><text:s text:c="8"/>By Angus Malmgren on 2015/02/06</text:p>
      <text:p text:style-name="P12"><text:s text:c="8"/>Updated by Alf Malmgren 2020-11-20, added CO, CO2, H2, CH4 and SO2</text:p>
      <text:p text:style-name="P13"><text:s text:c="8"/>'''</text:p>
      <text:p text:style-name="Standard"/>
      <text:h text:style-name="Heading2" text:outline-level="2">molesperkg(self, analysis):</text:h>
      <text:p text:style-name="P14"><text:s/><text:s text:c="7"/>'''</text:p>
      <text:p text:style-name="P15"><text:s text:c="8"/>molesperkg - calculates the number of moles there is of each</text:p>
      <text:p text:style-name="P16"><text:s text:c="23"/>element in a kg of fuel</text:p>
      <text:p text:style-name="P17"><text:span text:style-name="T18"><text:s text:c="8"/></text:span><text:span text:style-name="T19">input:</text:span></text:p>
      <text:p text:style-name="P20"><text:s text:c="12"/>analysis - This is a library contining the analysis of<text:s/>the fuel</text:p>
      <text:p text:style-name="P21"><text:s text:c="24"/>of the form: analysis = {'C':inData['C']}</text:p>
      <text:p text:style-name="P22"><text:span text:style-name="T23"><text:s text:c="8"/></text:span><text:span text:style-name="T24">output:</text:span></text:p>
      <text:p text:style-name="P25"><text:s text:c="12"/>moles - This is a library contining the number of moles of each</text:p>
      <text:p text:style-name="P26"><text:s text:c="21"/>element per kg:</text:p>
      <text:p text:style-name="P27"><text:s text:c="21"/>moles = {'C':inData['C']*10/molar_weight['C']}</text:p>
      <text:p text:style-name="P28"><text:s text:c="8"/></text:p>
      <text:p text:style-name="P29"><text:s text:c="8"/>By Angus Malmgren on 2015/02/06</text:p>
      <text:p text:style-name="P30"><text:s text:c="8"/>'''</text:p>
      <text:p text:style-name="Standard"/>
      <text:h text:style-name="Heading1" text:outline-level="1">NASA_coeff_class():</text:h>
      <text:p text:style-name="Standard"/>
      <text:h text:style-name="Heading2" text:outline-level="2">CP_coeff_NASA(self,gas):</text:h>
      <text:p text:style-name="P31"><text:s text:c="8"/>'''</text:p>
      <text:p text:style-name="P32"><text:s text:c="8"/>Input: (self,gas)</text:p>
      <text:p text:style-name="P33"><text:s text:c="8"/>This routine defines the polynomial coefficients for Cp of a number</text:p>
      <text:p text:style-name="P34"><text:s text:c="8"/>of gases at<text:s/>atmospheric pressure and at the temperature T in</text:p>
      <text:p text:style-name="P35"><text:s text:c="8"/>degrees C.</text:p>
      <text:p text:style-name="P36"><text:s text:c="8"/>The return value is Cp/R and is dimensionless. Multiply with</text:p>
      <text:p text:style-name="P37"><text:s text:c="8"/>R=8.31451, gives Cp in J/kg/K.</text:p>
      <text:p text:style-name="P38"><text:s text:c="8"/></text:p>
      <text:p text:style-name="P39"><text:s text:c="8"/>The Cp/R at the temperature T is calculated as:</text:p>
      <text:p text:style-name="P40"><text:s text:c="8"/></text:p>
      <text:p text:style-name="P41"><text:s text:c="8"/>Cp/R = A+T(B+T(C+T(D+T*E)))</text:p>
      <text:p text:style-name="P42"><text:s text:c="8"/></text:p>
      <text:p text:style-name="P43"><text:s text:c="8"/>The average Cp between T1 and T2 can be calculated as:</text:p>
      <text:p text:style-name="P44"><text:s text:c="8"/></text:p>
      <text:p text:style-name="P45"><text:span text:style-name="T46"><text:s text:c="24"/>B <text:s text:c="11"/>C <text:s/>(T</text:span><text:span text:style-name="T47">2</text:span><text:span text:style-name="T48">3</text:span><text:span text:style-name="T49">-T</text:span><text:span text:style-name="T50">1</text:span><text:span text:style-name="T51">3</text:span><text:span text:style-name="T52">) <text:s text:c="5"/>D <text:s/>(T</text:span><text:span text:style-name="T53">2</text:span><text:span text:style-name="T54">4</text:span><text:span text:style-name="T55">-T</text:span><text:span text:style-name="T56">1</text:span><text:span text:style-name="T57">4</text:span><text:span text:style-name="T58">) <text:s text:c="4"/>E <text:s/>(T</text:span><text:span text:style-name="T59">2</text:span><text:span text:style-name="T60">5</text:span><text:span text:style-name="T61">-T</text:span><text:span text:style-name="T62">1</text:span><text:span text:style-name="T63">5</text:span><text:span text:style-name="T64">)</text:span></text:p>
      <text:p text:style-name="P65"><text:span text:style-name="T66"><text:s text:c="5"/>Cp(ave)/R = A + --- (T</text:span><text:span text:style-name="T67">2</text:span><text:span text:style-name="T68">-T</text:span><text:span text:style-name="T69">1</text:span><text:span text:style-name="T70">) + --- <text:s/></text:span><text:span text:style-name="T71">----------- <text:s text:c="2"/>+ ---- <text:s/>------------- + --- --------------</text:span></text:p>
      <text:p text:style-name="P72"><text:span text:style-name="T73"><text:s text:c="24"/>2 <text:s text:c="11"/>3 <text:s text:c="2"/>(T</text:span><text:span text:style-name="T74">2</text:span><text:span text:style-name="T75">-T</text:span><text:span text:style-name="T76">1</text:span><text:span text:style-name="T77">) <text:s text:c="6"/>4 <text:s text:c="2"/>(T</text:span><text:span text:style-name="T78">2</text:span><text:span text:style-name="T79">-T</text:span><text:span text:style-name="T80">1</text:span><text:span text:style-name="T81">) <text:s text:c="5"/>5 <text:s text:c="3"/>(T</text:span><text:span text:style-name="T82">2</text:span><text:span text:style-name="T83">-T</text:span><text:span text:style-name="T84">1</text:span><text:span text:style-name="T85">)</text:span></text:p>
      <text:p text:style-name="P86"><text:s text:c="8"/></text:p>
      <text:p text:style-name="P87"><text:span text:style-name="T88"><text:s text:c="7"/></text:span><text:span text:style-name="T89"><text:s/>Input:</text:span></text:p>
      <text:p text:style-name="P90"><text:s text:c="12"/>gas <text:s text:c="3"/>- <text:s text:c="3"/>A string defining which gas that is requested.</text:p>
      <text:p text:style-name="P91"><text:span text:style-name="T92"><text:s text:c="18"/>A</text:span><text:span text:style-name="T93">llowed strings are: 'CO</text:span><text:span text:style-name="T94">2</text:span><text:span text:style-name="T95">', 'H</text:span><text:span text:style-name="T96">2</text:span><text:span text:style-name="T97">O', 'O</text:span><text:span text:style-name="T98">2</text:span><text:span text:style-name="T99">', 'N</text:span><text:span text:style-name="T100">2</text:span><text:span text:style-name="T101">' or 'SO</text:span><text:span text:style-name="T102">2</text:span><text:span text:style-name="T103">'</text:span></text:p>
      <text:p text:style-name="P104"><text:s text:c="8"/></text:p>
      <text:p text:style-name="P105"><text:span text:style-name="T106"><text:s text:c="8"/></text:span><text:span text:style-name="T107">Output:</text:span></text:p>
      <text:p text:style-name="P108"><text:s text:c="12"/>AL,BL,CL, DL, EL = <text:s/>The polynomial coefficients for the chosen</text:p>
      <text:p text:style-name="P109"><text:s text:c="36"/>gas for &gt;1000K</text:p>
      <text:p text:style-name="P110"><text:s text:c="12"/>AH,BH,CH,DH,EH = <text:s/>The polynomial coefficients for the chosen</text:p>
      <text:p text:style-name="P111"><text:s text:c="37"/>gas for &lt;1000K</text:p>
      <text:p text:style-name="P112"><text:s text:c="12"/>MW <text:s text:c="15"/>= <text:s/>The moleqular weight for the gas</text:p>
      <text:p text:style-name="P113"><text:s text:c="12"/>flag <text:s text:c="15"/>= <text:s text:c="2"/>flag=0 success</text:p>
      <text:p text:style-name="P114"><text:s text:c="38"/>flag=1 could not find coefficients for</text:p>
      <text:p text:style-name="P115"><text:s text:c="38"/>this gas</text:p>
      <text:p text:style-name="P116"><text:s text:c="8"/></text:p>
      <text:p text:style-name="P117"><text:s text:c="8"/>Example: AL,BL,CL,DL,EL,AH,BH,CH,DH,EH,MW,flag = CP_coeff_NASA('CO2')</text:p>
      <text:p text:style-name="P118"><text:s text:c="24"/></text:p>
      <text:p text:style-name="P119"><text:s text:c="8"/>By Alf Malmgren on 2015/02/17.</text:p>
      <text:p text:style-name="P120"><text:s text:c="8"/>Update and N2 corrected<text:s/>2020-11-20 by alf Malmgren</text:p>
      <text:p text:style-name="P121"><text:s text:c="8"/>'''</text:p>
      <text:p text:style-name="Standard"/>
      <text:h text:style-name="Heading2" text:outline-level="2">polyAveNASA (self,T0,T1,AL,BL,CL,DL,EL,AH,BH,CH,DH,EH):</text:h>
      <text:p text:style-name="Standard"><text:s text:c="8"/>'''</text:p>
      <text:p text:style-name="Standard"><text:s text:c="8"/>Input: (self,T0,T1,AL,BL,CL,DL,EL,AH,BH,CH,DH,EH)</text:p>
      <text:p text:style-name="Standard"><text:s text:c="8"/>This function calculates the average value of the dependent variable, V,</text:p>
      <text:p text:style-name="Standard"><text:s text:c="8"/>between two gas temperatures, calculated using the integrated form of the</text:p>
      <text:p text:style-name="Standard"><text:s text:c="8"/>polynomial based on coefficients from NASA. There are two sets of</text:p>
      <text:p text:style-name="Standard"><text:s text:c="8"/>coefficients for temperatures over and under 1000 K.</text:p>
      <text:p text:style-name="Standard"><text:s text:c="8"/></text:p>
      <text:p text:style-name="Standard"><text:s text:c="8"/>Input: T0, T1 <text:s/>=independent variable (for example the lowest and highest</text:p>
      <text:p text:style-name="Standard"><text:s text:c="8"/>temperatures in the interval studied (in degrees C))</text:p>
      <text:p text:style-name="Standard"><text:s text:c="8"/></text:p>
      <text:p text:style-name="Standard"><text:s text:c="8"/>AL,BL,CL,DL,EL and AH,BH,CH,DH,EH are the polynomial coefficients for</text:p>
      <text:p text:style-name="Standard"><text:s text:c="8"/>low temperatures (&lt;1000 K) and high (&gt;1000K) of<text:s/>the form</text:p>
      <text:p text:style-name="Standard"><text:s text:c="15"/></text:p>
      <text:p text:style-name="Standard"><text:s text:c="38"/>3 <text:s text:c="3"/>3 <text:s text:c="10"/>4 <text:s text:c="3"/>4 <text:s text:c="10"/>5 <text:s text:c="3"/>5</text:p>
      <text:p text:style-name="Standard"><text:s text:c="15"/>B <text:s text:c="14"/>C <text:s text:c="2"/>(T1 - T0 ) <text:s text:c="2"/>D <text:s text:c="2"/>(T1 - T0 ) <text:s text:c="2"/>E <text:s text:c="2"/>(T1 - T0 )</text:p>
      <text:p text:style-name="Standard"><text:s text:c="11"/>A + - * (T1 + T0) + - * ---------- + - * ---------- + - * ----------</text:p>
      <text:p text:style-name="Standard"><text:s text:c="15"/>2 <text:s text:c="14"/>3 <text:s text:c="3"/>(T1 - T0) <text:s text:c="2"/>4 <text:s text:c="3"/>(T1 - T0) <text:s text:c="2"/>5 <text:s text:c="3"/>(T1 - T0)</text:p>
      <text:p text:style-name="Standard"><text:s text:c="17"/></text:p>
      <text:p text:style-name="Standard"><text:s text:c="8"/>Last edited by Alf Malmgren on 2015/01/16</text:p>
      <text:p text:style-name="Standard"><text:s text:c="8"/>'''</text:p>
      <text:p text:style-name="Standard"/>
      <text:h text:style-name="Heading2" text:outline-level="2"><text:s/>gas_cp (self, T0, T1):</text:h>
      <text:p text:style-name="Standard"><text:s/><text:s text:c="7"/>'''</text:p>
      <text:p text:style-name="Standard"><text:s text:c="8"/>Input: (self, T0, T1)</text:p>
      <text:p text:style-name="Standard"><text:s text:c="8"/></text:p>
      <text:p text:style-name="Standard"><text:s text:c="8"/>Calculates the lower and higher temperature CP coefficients from NASA</text:p>
      <text:p text:style-name="Standard"><text:s text:c="8"/>calling CP_coeff_NASA</text:p>
      <text:p text:style-name="Standard"><text:s text:c="8"/></text:p>
      <text:p text:style-name="Standard"><text:s text:c="8"/>By Angus Malmgren</text:p>
      <text:p text:style-name="Standard"><text:s text:c="8"/>On 2015/02/18</text:p>
      <text:p text:style-name="Standard"><text:s text:c="8"/>'''</text:p>
      <text:p text:style-name="Standard"/>
      <text:h text:style-name="Heading1" text:outline-level="1">SFuel_class(Elements, NASA_coeff):</text:h>
      <text:p text:style-name="Normal"/>
      <text:h text:style-name="Heading2" text:outline-level="2">def ar_to_db(self, element, moisture):</text:h>
      <text:p text:style-name="P122">'''</text:p>
      <text:p text:style-name="P123">Convert analysis from as received base to dry base</text:p>
      <text:p text:style-name="P124">element <text:s/>= % of element on ar base</text:p>
      <text:p text:style-name="P125">moisture = total moisture content, but total - inherent will give ad base</text:p>
      <text:p text:style-name="P126">returns concentration on dry base</text:p>
      <text:p text:style-name="P127">''</text:p>
      <text:p text:style-name="Standard"/>
      <text:h text:style-name="Heading2" text:outline-level="2">populate_proxult(self,base,C=0,H=0,N=0,S=0,Cl=0,O=0,Ash=0,moist=0,VM=0,FC=0,NCV=0,GCV=0):</text:h>
      <text:p text:style-name="P128">''</text:p>
      <text:p text:style-name="P129">NCV <text:s text:c="4"/>Given in MJ/kg converted to J/kg for internal use</text:p>
      <text:p text:style-name="P130">''</text:p>
      <text:p text:style-name="Normal"/>
      <text:h text:style-name="Heading2" text:outline-level="2">populate_masstemp(self, massflow, temperature):</text:h>
      <text:p text:style-name="Normal"/>
      <text:h text:style-name="Heading2" text:outline-level="2">populate_ashfusion(self,IDT_ox=0,ST_ox=0,HT_ox=0,FT_ox=0,IDT_red=0,ST_red=0,HT_red=0,FT_red=0):</text:h>
      <text:p text:style-name="Normal"/>
      <text:h text:style-name="Heading2" text:outline-level="2">populate(self):</text:h>
      <text:p text:style-name="P131">'''</text:p>
      <text:p text:style-name="P132">Populate the solid fuel object</text:p>
      <text:p text:style-name="P133">Calculate proximate and ultimate analysis on all bases</text:p>
      <text:p text:style-name="P134">Calculate moles per kg of all elements and also all ash components</text:p>
      <text:p text:style-name="P135">''' <text:s/></text:p>
      <text:p text:style-name="Normal"/>
      <text:h text:style-name="Heading2" text:outline-level="2">print_fuel(self):</text:h>
      <text:p text:style-name="Normal"/>
      <text:h text:style-name="Heading2" text:outline-level="2">flue_gas(self, percO2, FG, NCV):</text:h>
      <text:p text:style-name="P136">'''</text:p>
      <text:p text:style-name="P137">This function calculates the fluegas composition, volume and mass of<text:s/></text:p>
      <text:p text:style-name="P138">flue gas produced from combustion of one kg fuel and the amount of<text:s/></text:p>
      <text:p text:style-name="P139">air required both as volume and mass.</text:p>
      <text:p text:style-name="P140"/>
      <text:p text:style-name="P141">This is done for both the stoichiometric case (0% O<text:span text:style-name="T142">2</text:span><text:s/>in flue gas) and<text:s/></text:p>
      <text:p text:style-name="P143">for a flue gas with the O<text:span text:style-name="T144">2</text:span><text:s/>concentration given in the input parameters.</text:p>
      <text:p text:style-name="P145"><text:s text:c="8"/></text:p>
      <text:p text:style-name="P146">Input:</text:p>
      <text:p text:style-name="P147">fuel <text:s text:c="9"/>An onject of the Sfuel class containing the composition of the fuel</text:p>
      <text:p text:style-name="P148"><text:s text:c="8"/></text:p>
      <text:p text:style-name="P149">=====================================================</text:p>
      <text:p text:style-name="P150">Input:</text:p>
      <text:p text:style-name="P151">percO2 <text:s text:c="3"/>- <text:s text:c="2"/>Percent O2 in the flue gas</text:p>
      <text:p text:style-name="P152">FG <text:s text:c="7"/>- <text:s text:c="2"/>gas object for the flue gas</text:p>
      <text:p text:style-name="P153"/>
      <text:p text:style-name="P154">NCV <text:s text:c="6"/>- <text:s text:c="2"/>Net Calorific Value [J/kg fuel]</text:p>
      <text:p text:style-name="P155">Ash <text:s text:c="6"/>- <text:s text:c="2"/>Ash content in the fuel [%]</text:p>
      <text:p text:style-name="P156">S <text:s text:c="8"/>- <text:s text:c="2"/>S content in the fuel [%]</text:p>
      <text:p text:style-name="P157">extra_H2O - <text:s text:c="2"/>Additional water [moles/kg fuel]</text:p>
      <text:p text:style-name="P158"><text:s text:c="8"/></text:p>
      <text:p text:style-name="P159">Output:</text:p>
      <text:p text:style-name="P160">listfg <text:s text:c="3"/>- <text:s text:c="3"/>The results of the calculations are returned in a list</text:p>
      <text:p text:style-name="P161">of strings that can be added to a master list of strings</text:p>
      <text:p text:style-name="P162">for later saving to file or printing to screen.</text:p>
      <text:p text:style-name="P163">The results of the calculations are printed to the screen.</text:p>
      <text:p text:style-name="P164"/>
      <text:p text:style-name="P165">By:<text:s/></text:p>
      <text:p text:style-name="P166">Latest update: 2015-02-13</text:p>
      <text:p text:style-name="P167">'''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handas" svg:font-family="Chandas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Normal" style:default-outline-level="1">
      <style:paragraph-properties fo:margin-left="-0.1972in">
        <style:tab-stops/>
      </style:paragraph-properties>
      <style:text-properties fo:font-weight="bold" style:font-weight-asian="bold" style:font-weight-complex="bold" fo:font-size="15pt" style:font-size-asian="15pt" style:font-size-complex="15pt" fo:hyphenate="false"/>
    </style:style>
    <style:style style:name="Heading2" style:display-name="Heading 2" style:family="paragraph" style:parent-style-name="Standard" style:next-style-name="Normal" style:default-outline-level="2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fo:font-weight="bold" style:font-weight-asian="bold" style:font-weight-complex="bold" fo:font-size="15pt" style:font-size-asian="15pt" style:font-size-complex="15pt"/>
    </style:style>
    <style:style style:name="Heading2Char" style:display-name="Heading 2 Char" style:family="text" style:parent-style-name="DefaultParagraphFont">
      <style:text-properties fo:font-weight="bold" style:font-weight-asian="bold" style:font-weight-complex="bold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f Malmgren</dc:creator>
    <meta:creation-date>2021-01-06T00:21:00Z</meta:creation-date>
    <dc:date>2021-03-24T00:15:00Z</dc:date>
    <meta:template xlink:href="Normal.dotm" xlink:type="simple"/>
    <meta:editing-cycles>4</meta:editing-cycles>
    <meta:editing-duration>PT6180S</meta:editing-duration>
    <meta:document-statistic meta:page-count="1" meta:paragraph-count="12" meta:word-count="903" meta:character-count="6039" meta:row-count="42" meta:non-whitespace-character-count="5148"/>
  </office:meta>
</office:document-meta>
</file>